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0112ab" officeooo:paragraph-rsid="000112ab"/>
    </style:style>
    <style:style style:name="P7" style:family="paragraph" style:parent-style-name="Standard">
      <style:text-properties officeooo:rsid="000843a2" officeooo:paragraph-rsid="000843a2"/>
    </style:style>
    <style:style style:name="P8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2" style:family="paragraph" style:parent-style-name="Standard">
      <style:text-properties officeooo:paragraph-rsid="000ddbc7"/>
    </style:style>
    <style:style style:name="P13" style:family="paragraph" style:parent-style-name="Standard">
      <style:text-properties officeooo:rsid="000ddbc7" officeooo:paragraph-rsid="000ddbc7"/>
    </style:style>
    <style:style style:name="P14" style:family="paragraph" style:parent-style-name="Standard">
      <style:text-properties officeooo:rsid="000ddbc7" officeooo:paragraph-rsid="000f0a5a"/>
    </style:style>
    <style:style style:name="P15" style:family="paragraph" style:parent-style-name="Standard">
      <style:text-properties officeooo:rsid="0004df20" officeooo:paragraph-rsid="0004df20"/>
    </style:style>
    <style:style style:name="P16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17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18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19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20" style:family="paragraph" style:parent-style-name="Standard">
      <style:text-properties officeooo:rsid="00153a88" officeooo:paragraph-rsid="00153a88"/>
    </style:style>
    <style:style style:name="P21" style:family="paragraph" style:parent-style-name="Standard">
      <style:text-properties officeooo:rsid="0016766c" officeooo:paragraph-rsid="0016766c"/>
    </style:style>
    <style:style style:name="P22" style:family="paragraph" style:parent-style-name="Standard">
      <style:text-properties officeooo:rsid="0016766c" officeooo:paragraph-rsid="00169d34"/>
    </style:style>
    <style:style style:name="P23" style:family="paragraph" style:parent-style-name="Standard">
      <style:text-properties officeooo:rsid="0016c2c5" officeooo:paragraph-rsid="0016c2c5"/>
    </style:style>
    <style:style style:name="P24" style:family="paragraph" style:parent-style-name="Standard">
      <style:text-properties officeooo:rsid="001c90eb" officeooo:paragraph-rsid="001c90eb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26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27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28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29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30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31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32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33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34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35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36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37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38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39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40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41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42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43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44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45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46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47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8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49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50" style:family="paragraph" style:parent-style-name="Standard">
      <style:text-properties officeooo:rsid="00115251" officeooo:paragraph-rsid="00115251"/>
    </style:style>
    <style:style style:name="P51" style:family="paragraph" style:parent-style-name="Standard">
      <style:text-properties officeooo:rsid="0022d88a" officeooo:paragraph-rsid="0022d88a"/>
    </style:style>
    <style:style style:name="P52" style:family="paragraph" style:parent-style-name="Standard">
      <style:text-properties officeooo:rsid="0022d88a" officeooo:paragraph-rsid="002adc88"/>
    </style:style>
    <style:style style:name="P53" style:family="paragraph" style:parent-style-name="Standard">
      <style:text-properties officeooo:rsid="0025c024" officeooo:paragraph-rsid="0025c024"/>
    </style:style>
    <style:style style:name="P54" style:family="paragraph" style:parent-style-name="Standard">
      <style:text-properties officeooo:rsid="00269c7e" officeooo:paragraph-rsid="00269c7e"/>
    </style:style>
    <style:style style:name="P55" style:family="paragraph" style:parent-style-name="Standard">
      <style:text-properties officeooo:rsid="002aa089" officeooo:paragraph-rsid="002aa089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bold" officeooo:rsid="0017a094" style:font-weight-asian="bold" style:font-weight-complex="bold"/>
    </style:style>
    <style:style style:name="T12" style:family="text">
      <style:text-properties fo:font-weight="bold" officeooo:rsid="0025c024" style:font-weight-asian="bold" style:font-weight-complex="bold"/>
    </style:style>
    <style:style style:name="T13" style:family="text">
      <style:text-properties officeooo:rsid="00169d34"/>
    </style:style>
    <style:style style:name="T14" style:family="text">
      <style:text-properties officeooo:rsid="0016c2c5"/>
    </style:style>
    <style:style style:name="T15" style:family="text">
      <style:text-properties officeooo:rsid="0017a094"/>
    </style:style>
    <style:style style:name="T16" style:family="text">
      <style:text-properties officeooo:rsid="001e9f69"/>
    </style:style>
    <style:style style:name="T17" style:family="text">
      <style:text-properties officeooo:rsid="001ecfe8"/>
    </style:style>
    <style:style style:name="T18" style:family="text">
      <style:text-properties officeooo:rsid="002379f7"/>
    </style:style>
    <style:style style:name="T19" style:family="text">
      <style:text-properties officeooo:rsid="00238458"/>
    </style:style>
    <style:style style:name="T20" style:family="text">
      <style:text-properties officeooo:rsid="002408ee"/>
    </style:style>
    <style:style style:name="T21" style:family="text">
      <style:text-properties officeooo:rsid="0025c024"/>
    </style:style>
    <style:style style:name="T22" style:family="text">
      <style:text-properties officeooo:rsid="002782f7"/>
    </style:style>
    <style:style style:name="T23" style:family="text">
      <style:text-properties officeooo:rsid="002adc88"/>
    </style:style>
    <style:style style:name="T24" style:family="text">
      <style:text-properties officeooo:rsid="002b8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PCB11000_CP2102</text:p>
      <text:p text:style-name="P6"/>
      <text:p text:style-name="P6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4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15"/>
      <text:p text:style-name="P16">Reset control</text:p>
      <text:p text:style-name="P16"/>
      <text:p text:style-name="P18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18"><text:span text:style-name="T8"><text:tab/><text:tab/><text:tab/></text:span><text:span text:style-name="T9">Short keypress: <text:tab/>Change intensity</text:span></text:p>
      <text:p text:style-name="P26"><text:tab/><text:tab/><text:tab/>Long keypress: <text:tab/>Run bootloader</text:p>
      <text:p text:style-name="P27"/>
      <text:p text:style-name="P16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17">Switch<text:span text:style-name="T6"><text:tab/><text:tab/>Post User Prompt:<text:tab/></text:span><text:span text:style-name="T7">Long press:<text:tab/>Run bootloader</text:span></text:p>
      <text:p text:style-name="P29"><text:tab/><text:tab/><text:tab/><text:tab/><text:tab/>Short press:<text:tab/>Same as POR</text:p>
      <text:p text:style-name="P28"/>
      <text:p text:style-name="P19"><text:soft-page-break/>Bootloader</text:p>
      <text:p text:style-name="P20"/>
      <text:p text:style-name="P20">Load hex/text programmer at 0x7000.</text:p>
      <text:p text:style-name="P20">Load hex verification/text reader at bottom of application partition.</text:p>
      <text:p text:style-name="P50"/>
      <text:p text:style-name="P21">At p/r prompt</text:p>
      <text:p text:style-name="P21"><text:tab/>Press p to program hex, then jump to hex verification routine, them restore the p/r prompt</text:p>
      <text:p text:style-name="P21"><text:tab/><text:tab/><text:span text:style-name="T13">Could use wdtout or jump to restore p/r prompt </text:span></text:p>
      <text:p text:style-name="P21"/>
      <text:p text:style-name="P21"><text:tab/>Press t to program text, then jump to text reader, them restore the p/r prompt</text:p>
      <text:p text:style-name="P22"><text:tab/><text:tab/> <text:span text:style-name="T13">Could use wdtout or jump to restore p/r prompt</text:span></text:p>
      <text:p text:style-name="P21"/>
      <text:p text:style-name="P21"><text:tab/>Press r to jump to 0x0000.</text:p>
      <text:p text:style-name="P21"><text:tab/><text:span text:style-name="T13">If 0x0000 contains 0xFFFF jump to default apps.</text:span></text:p>
      <text:p text:style-name="P21"/>
      <text:p text:style-name="P23">Issues</text:p>
      <text:p text:style-name="P23"><text:tab/><text:span text:style-name="T15">Note: pages are erased one at a time just before they are written</text:span></text:p>
      <text:p text:style-name="P23"><text:tab/><text:span text:style-name="T15">Pressing p with erase the first page of the previous application</text:span></text:p>
      <text:p text:style-name="P23"><text:tab/><text:span text:style-name="T15">This should probably be avoided, </text:span><text:span text:style-name="T11">i.e. wait until hex file down load starts.</text:span></text:p>
      <text:p text:style-name="P44"/>
      <text:p text:style-name="P23"><text:span text:style-name="T11"><text:tab/></text:span><text:span text:style-name="T10">Bootloader must be transferred to a Studio application</text:span></text:p>
      <text:p text:style-name="P30"/>
      <text:p text:style-name="P24"><text:span text:style-name="T10">J</text:span><text:span text:style-name="T6">obs</text:span></text:p>
      <text:p text:style-name="P31"/>
      <text:p text:style-name="P31"><text:tab/>Transfer basic bootloader to Studio app.</text:p>
      <text:p text:style-name="P31"><text:tab/>Get reset op working as required.</text:p>
      <text:p text:style-name="P31"><text:tab/>Enhance bootloader to include test and <text:span text:style-name="T16">verification.</text:span></text:p>
      <text:p text:style-name="P31"/>
      <text:p text:style-name="P45">Tests</text:p>
      <text:p text:style-name="P32"/>
      <text:p text:style-name="P32">In the prototype project “Bootloader_test”:</text:p>
      <text:p text:style-name="P32"/>
      <text:p text:style-name="P32"><text:tab/>All resets take program control to location 0x7000.</text:p>
      <text:p text:style-name="P32"><text:tab/>The setup_HW macro initiates the WDT (clearing the WDRF, bit 3 of MCUSR) </text:p>
      <text:p text:style-name="P32"><text:tab/>If the POR flag is set control jumps to location 0x0000 (the User application).</text:p>
      <text:p text:style-name="P32"><text:tab/>If the EXRF is set control continues with the bootloader app. </text:p>
      <text:p text:style-name="P33"/>
      <text:p text:style-name="P46">Project CP2102_bootloader development:</text:p>
      <text:p text:style-name="P34"/>
      <text:p text:style-name="P34">For project CP2102_bootloader:</text:p>
      <text:p text:style-name="P34"><text:tab/><text:span text:style-name="T17">All resets </text:span>must <text:span text:style-name="T17">take program control to location 0x7000.</text:span></text:p>
      <text:p text:style-name="P34"><text:tab/><text:span text:style-name="T17">If the POR flag is set control </text:span>must <text:span text:style-name="T17">jump to location 0x0000 (the User application).</text:span></text:p>
      <text:p text:style-name="P34"><text:tab/></text:p>
      <text:p text:style-name="P37"><text:span text:style-name="T19">All resets take control to 0x7000</text:span></text:p>
      <text:p text:style-name="P37"/>
      <text:p text:style-name="P39">Post Ext reset:<text:tab/><text:tab/>There is no external reset.</text:p>
      <text:p text:style-name="P37"/>
      <text:p text:style-name="P38">Post WDT<text:tab/>Read <text:span text:style-name="T20">WDT flag:</text:span></text:p>
      <text:p text:style-name="P38"><text:tab/><text:tab/><text:tab/><text:span text:style-name="T20">If set: will </text:span>run bootloader</text:p>
      <text:p text:style-name="P37"><text:tab/><text:tab/><text:tab/><text:span text:style-name="T20">If clear: Jump to 0x0000.</text:span></text:p>
      <text:p text:style-name="P37">Post POR<text:span text:style-name="T12">{</text:span></text:p>
      <text:p text:style-name="P35"><text:tab/><text:span text:style-name="T18">Clear PORF flag (in MCUSR)<text:tab/></text:span></text:p>
      <text:p text:style-name="P35"><text:soft-page-break/><text:tab/>Check SW1</text:p>
      <text:p text:style-name="P36"><text:tab/><text:tab/>If up:<text:tab/><text:span text:style-name="T20">Do nothing</text:span>; </text:p>
      <text:p text:style-name="P35"><text:tab/><text:tab/>If down <text:span text:style-name="T20">set WDT flag. <text:s/>(Will run bootloader.)</text:span></text:p>
      <text:p text:style-name="P35"><text:tab/><text:span text:style-name="T21">Initiate WDTout.</text:span><text:span text:style-name="T12">}</text:span></text:p>
      <text:p text:style-name="P32"><text:tab/><text:tab/></text:p>
      <text:p text:style-name="P53">Continue with bootloader</text:p>
      <text:p text:style-name="P55">At h/t/r prompt if r is pressed clear WDT flag and initiate WDTout</text:p>
      <text:p text:style-name="P54">Clear WDT flag when bootloader completes</text:p>
      <text:p text:style-name="P54">Initiate WDTout.</text:p>
      <text:p text:style-name="P54"/>
      <text:p text:style-name="P54"/>
      <text:p text:style-name="P51"/>
      <text:p text:style-name="P51"/>
      <text:p text:style-name="P51">Use of SW1 during execution of user app.</text:p>
      <text:p text:style-name="P51"><text:tab/>Jump to <text:span text:style-name="T22">pin change</text:span> ISR</text:p>
      <text:p text:style-name="P51"><text:tab/><text:tab/>Start timer</text:p>
      <text:p text:style-name="P51"><text:tab/><text:tab/><text:tab/>If short <text:span text:style-name="T22">set intensity flag.</text:span></text:p>
      <text:p text:style-name="P51"><text:tab/><text:tab/><text:tab/>If long <text:span text:style-name="T22">set WDT flag </text:span></text:p>
      <text:p text:style-name="P52"><text:tab/><text:tab/><text:span text:style-name="T23">Initiate WDTout (to reset 328 or run bootloader)</text:span></text:p>
      <text:p text:style-name="P51"/>
      <text:p text:style-name="P51"/>
      <text:p text:style-name="P47">User App setup_HW macro</text:p>
      <text:p text:style-name="P40"/>
      <text:p text:style-name="P41">Always issues a 1606 reset command and changes intensity if flag is set</text:p>
      <text:p text:style-name="P41">Issues intensity command if flag is set</text:p>
      <text:p text:style-name="P42">Reset both flags</text:p>
      <text:p text:style-name="P41"/>
      <text:p text:style-name="P49">1606 Reset</text:p>
      <text:p text:style-name="P41">POR sets intensity low</text:p>
      <text:p text:style-name="P41">Reset command: <text:s/>Issues a WDTout</text:p>
      <text:p text:style-name="P41">Intensity command is only active at this moment</text:p>
      <text:p text:style-name="P41"/>
      <text:p text:style-name="P41"/>
      <text:p text:style-name="P43">328 EEPROM</text:p>
      <text:p text:style-name="P43"/>
      <text:p text:style-name="P43">0x3FF<text:tab/><text:tab/>cal</text:p>
      <text:p text:style-name="P43">0x3FE<text:tab/><text:tab/>cal</text:p>
      <text:p text:style-name="P43">0x3FD<text:tab/><text:tab/>cal</text:p>
      <text:p text:style-name="P43">0x3FC</text:p>
      <text:p text:style-name="P43"><text:tab/>bit 0<text:tab/>WDT flag<text:tab/><text:tab/><text:tab/><text:span text:style-name="T24">1 for clear and 0 for set</text:span></text:p>
      <text:p text:style-name="P43"><text:tab/>bit 1<text:tab/>Intensity flag</text:p>
      <text:p text:style-name="P48"/>
      <text:p text:style-name="P47"/>
      <text:p text:style-name="P51"/>
      <text:p text:style-name="P51"/>
      <text:p text:style-name="P25">Bug reports</text:p>
      <text:p text:style-name="P8"/>
      <text:p text:style-name="P8"/>
      <text:p text:style-name="P8"><text:span text:style-name="T3">1<text:tab/></text:span><text:span text:style-name="T4">See subroutine “ send_int_num()”</text:span> in </text:p>
      <text:p text:style-name="P8">UNO_template_V2\Resources_Template_V2\One_wire_transactions</text:p>
      <text:p text:style-name="P8"/>
      <text:p text:style-name="P8">void send_int_num(long num){</text:p>
      <text:p text:style-name="P8">One_wire_Tx_char = 'C'; <text:tab/><text:tab/> </text:p>
      <text:p text:style-name="P8">UART_Tx_1_wire();</text:p>
      <text:p text:style-name="P8">for(int m = 0; m &lt;= 3; m++){</text:p>
      <text:p text:style-name="P8">One_wire_Tx_char = Long_Num_to_UNO &gt;&gt; (8 * (3 - m)); </text:p>
      <text:p text:style-name="P9">UART_Tx_1_wire();}}</text:p>
      <text:p text:style-name="P9"/>
      <text:p text:style-name="P10">This should be</text:p>
      <text:p text:style-name="P9">void send_int_num(long num){</text:p>
      <text:p text:style-name="P9">One_wire_Tx_char = 'C'; </text:p>
      <text:p text:style-name="P9">UART_Tx_1_wire();</text:p>
      <text:p text:style-name="P9">for(int m = 0; m &lt;= 3; m++){</text:p>
      <text:p text:style-name="P9">One_wire_Tx_char = num &gt;&gt; (8 * (3 - m));</text:p>
      <text:p text:style-name="P9">UART_Tx_1_wire();}}<text:tab/><text:tab/><text:tab/><text:tab/></text:p>
      <text:p text:style-name="P9"/>
      <text:p text:style-name="P9"/>
      <text:p text:style-name="P9"/>
      <text:p text:style-name="P9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9"/>
      <text:p text:style-name="P11">See section </text:p>
      <text:p text:style-name="P12">UNO_AVR_ programmer Hard Ware:</text:p>
      <text:p text:style-name="P13">UNO <text:span text:style-name="T3">T</text:span>x pin should be connected to Atmega168 pin 3 (USART TXD) and </text:p>
      <text:p text:style-name="P14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09-30T17:43:46.135000000</dc:date>
    <meta:editing-duration>PT1H9M8S</meta:editing-duration>
    <meta:editing-cycles>17</meta:editing-cycles>
    <meta:generator>LibreOffice/6.2.8.2$Windows_X86_64 LibreOffice_project/f82ddfca21ebc1e222a662a32b25c0c9d20169ee</meta:generator>
    <meta:document-statistic meta:table-count="1" meta:image-count="0" meta:object-count="0" meta:page-count="4" meta:paragraph-count="178" meta:word-count="651" meta:character-count="3640" meta:non-whitespace-character-count="3070"/>
  </office:meta>
</office:document-meta>
</file>